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liminary analysi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/>
          <table:table-cell office:value-type="float" office:value="7.81" calcext:value-type="float">
            <text:p>7.81</text:p>
          </table:table-cell>
          <table:table-cell/>
        </table:table-row>
        <table:table-row table:style-name="ro1">
          <table:table-cell/>
          <table:table-cell table:formula="of:=[.B3]*[.B2]" office:value-type="float" office:value="7.4976" calcext:value-type="float">
            <text:p>7.497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LEGACY.NORMSDIST((-LN(0.96)-0.00974)/0.01)" office:value-type="float" office:value="0.99905884505566" calcext:value-type="float">
            <text:p>0.99905884505566</text:p>
          </table:table-cell>
          <table:table-cell table:formula="of:=1-[.B6]" office:value-type="float" office:value="0.000941154944340328" calcext:value-type="float">
            <text:p>0.00094115494434</text:p>
          </table:table-cell>
        </table:table-row>
        <table:table-row table:style-name="ro1">
          <table:table-cell/>
          <table:table-cell table:formula="of:=LEGACY.NORMSDIST((-LN(0.98)-0.00974)/0.01)" office:value-type="float" office:value="0.852281972793028" calcext:value-type="float">
            <text:p>0.852281972793028</text:p>
          </table:table-cell>
          <table:table-cell table:formula="of:=1-[.B7]" office:value-type="float" office:value="0.147718027206972" calcext:value-type="float">
            <text:p>0.147718027206972</text:p>
          </table:table-cell>
        </table:table-row>
        <table:table-row table:style-name="ro1">
          <table:table-cell/>
          <table:table-cell table:formula="of:=LEGACY.NORMSDIST((-LN(0.96)-0.00974)/0.01)" office:value-type="float" office:value="0.99905884505566" calcext:value-type="float">
            <text:p>0.99905884505566</text:p>
          </table:table-cell>
          <table:table-cell table:formula="of:=1-[.B8]" office:value-type="float" office:value="0.000941154944340328" calcext:value-type="float">
            <text:p>0.00094115494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5:02:08.27848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12:57.549107997</meta:creation-date>
    <dc:date>2019-03-01T15:02:44.149421308</dc:date>
    <meta:editing-duration>PT34M23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